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460000015B06BD179E.png" manifest:media-type="image/png"/>
  <manifest:file-entry manifest:full-path="Pictures/100000000000011C000000E3D9F7D1C8.jpg" manifest:media-type="image/jpeg"/>
  <manifest:file-entry manifest:full-path="Pictures/10000201000002D20000032053C623D2.png" manifest:media-type="image/png"/>
  <manifest:file-entry manifest:full-path="Pictures/100002010000018B0000018289A92411.png" manifest:media-type="image/png"/>
  <manifest:file-entry manifest:full-path="Pictures/1000020100000100000001007CFE96E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solid" draw:fill-color="#007d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solid" draw:fill-color="#ffff00" draw:auto-grow-height="true" draw:auto-grow-width="true" fo:max-height="0cm" fo:min-height="0cm"/>
    </style:style>
    <style:style style:name="gr6" style:family="graphic" style:parent-style-name="standard">
      <style:graphic-properties draw:stroke="none" draw:fill="solid" draw:fill-color="#007d37" draw:textarea-vertical-align="middle" draw:auto-grow-height="fals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marker-end="Arrow" draw:marker-end-width="0.3cm" draw:fill="solid" draw:fill-color="#355e00" draw:textarea-horizontal-align="center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1cm" svg:stroke-color="#007d37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Nimbus Sans L'" style:font-family-generic="swiss" style:font-pitch="variable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family="'Courier New'" style:font-family-generic="modern" style:font-pitch="fixe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family="FreeMono" style:font-family-generic="modern" style:font-pitch="fixed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family="FreeMono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7.07cm" svg:height="6.363cm" draw:transform="skewX (8.27845158410307E-017) rotate (-0.785398163397449) translate (21.7999999999938cm 10.9999999999955cm)" svg:viewBox="0 0 7071 6364" draw:points="0,6364 3536,6364 7071,2829 4243,0 1414,0 1414,4950">
          <text:p/>
        </draw:polygon>
        <draw:polyline draw:style-name="gr1" draw:text-style-name="P1" draw:layer="layout" svg:width="8.77cm" svg:height="2.559cm" draw:transform="skewX (8.29547100009511E-017) rotate (0.875980751575954) translate (17.4997681178751cm 10.6998067345223cm)" svg:viewBox="0 0 8771 2560" draw:points="0,0 3905,0 5826,2304 8643,2560 8771,1152">
          <text:p/>
        </draw:polyline>
        <draw:custom-shape draw:style-name="gr2" draw:text-style-name="P1" draw:layer="layout" svg:width="0.5cm" svg:height="0.5cm" svg:x="21.25cm" svg:y="2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7.3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9.6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22.6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24.7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23.8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7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9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9.5cm" svg:y="1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24.5cm" svg:y="1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22.5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24.5cm" svg:y="1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4cm" svg:height="1.187cm" svg:x="1.5cm" svg:y="18cm">
          <draw:text-box>
            <text:p/>
          </draw:text-box>
        </draw:frame>
        <draw:frame draw:style-name="gr4" draw:text-style-name="P3" draw:layer="layout" svg:width="3cm" svg:height="1.195cm" svg:x="20cm" svg:y="3.105cm">
          <draw:text-box>
            <text:p text:style-name="P1"><text:span text:style-name="T1">point</text:span></text:p>
          </draw:text-box>
        </draw:frame>
        <draw:frame draw:style-name="gr4" draw:text-style-name="P3" draw:layer="layout" svg:width="3cm" svg:height="1.195cm" svg:x="19.9cm" svg:y="8.505cm">
          <draw:text-box>
            <text:p text:style-name="P1"><text:span text:style-name="T1">line</text:span></text:p>
          </draw:text-box>
        </draw:frame>
        <draw:frame draw:style-name="gr4" draw:text-style-name="P3" draw:layer="layout" svg:width="5.5cm" svg:height="1.195cm" svg:x="19cm" svg:y="16cm">
          <draw:text-box>
            <text:p text:style-name="P1"><text:span text:style-name="T1">polygon</text:span></text:p>
          </draw:text-box>
        </draw:frame>
        <draw:custom-shape draw:style-name="gr2" draw:text-style-name="P1" draw:layer="layout" svg:width="9.5cm" svg:height="9.5cm" svg:x="-0.5cm" svg:y="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88.6790356627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9.646cm" svg:height="1.098cm" svg:x="16.677cm" svg:y="0.202cm">
          <draw:text-box>
            <text:p text:style-name="P1"><text:span text:style-name="T2">Coordinates: x,y,z</text:span></text:p>
          </draw:text-box>
        </draw:frame>
        <draw:custom-shape draw:style-name="gr6" draw:text-style-name="P1" draw:layer="layout" svg:width="4cm" svg:height="5cm" draw:transform="rotate (1.5707963267949) translate (14.4cm 4.5cm)">
          <text:p/>
          <draw:enhanced-geometry svg:viewBox="0 0 21600 21600" draw:text-areas="0 0 21600 21600" draw:mirror-horizontal="false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1" draw:layer="layout" svg:width="0.5cm" svg:height="0.5cm" svg:x="4.9cm" svg:y="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cm" svg:height="1.195cm" svg:x="3.7cm" svg:y="5.606cm">
          <draw:text-box>
            <text:p text:style-name="P1"><text:span text:style-name="T1">point</text:span></text:p>
          </draw:text-box>
        </draw:frame>
        <draw:line draw:style-name="gr8" draw:text-style-name="P1" draw:layer="layout" svg:x1="5.2cm" svg:y1="5cm" svg:x2="7.7cm" svg:y2="3.5cm">
          <text:p/>
        </draw:line>
        <draw:frame draw:style-name="gr4" draw:text-style-name="P5" draw:layer="layout" svg:width="9.4cm" svg:height="3.083cm" svg:x="7.9cm" svg:y="2.407cm">
          <draw:text-box>
            <text:p text:style-name="P4"><text:span text:style-name="T2">x(“Geom”)</text:span><text:span text:style-name="T3"> </text:span><text:span text:style-name="T4">= 55</text:span></text:p>
            <text:p text:style-name="P4"><text:span text:style-name="T2">y(“Geom”)</text:span><text:span text:style-name="T4"> = 10</text:span></text:p>
            <text:p text:style-name="P4"><text:span text:style-name="T4">....</text:span></text:p>
          </draw:text-box>
        </draw:frame>
        <draw:polygon draw:style-name="gr1" draw:text-style-name="P1" draw:layer="layout" svg:width="7.07cm" svg:height="6.363cm" draw:transform="skewX (8.27845158410307E-017) rotate (-0.785398163397449) translate (21.7999999999938cm 10.9999999999955cm)" svg:viewBox="0 0 7071 6364" draw:points="0,6364 3536,6364 7071,2829 4243,0 1414,0 1414,4950">
          <text:p/>
        </draw:polygon>
        <draw:custom-shape draw:style-name="gr2" draw:text-style-name="P1" draw:layer="layout" svg:width="0.5cm" svg:height="0.5cm" svg:x="17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9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9.5cm" svg:y="1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24.5cm" svg:y="1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22.5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24.5cm" svg:y="1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5cm" svg:height="1.195cm" svg:x="19cm" svg:y="16cm">
          <draw:text-box>
            <text:p text:style-name="P1"><text:span text:style-name="T1">polygon</text:span></text:p>
          </draw:text-box>
        </draw:frame>
        <draw:line draw:style-name="gr8" draw:text-style-name="P1" draw:layer="layout" svg:x1="22cm" svg:y1="14cm" svg:x2="18.5cm" svg:y2="13cm">
          <text:p/>
        </draw:line>
        <draw:frame draw:style-name="gr4" draw:text-style-name="P5" draw:layer="layout" svg:width="10.9cm" svg:height="2.139cm" svg:x="11.5cm" svg:y="11.561cm">
          <draw:text-box>
            <text:p text:style-name="P4"><text:span text:style-name="T2">ST_Area(“Geom”)</text:span><text:span text:style-name="T3"> </text:span><text:span text:style-name="T4">= ...</text:span></text:p>
            <text:p text:style-name="P4"><text:span text:style-name="T4"/></text:p>
          </draw:text-box>
        </draw:frame>
        <presentation:notes draw:style-name="dp2">
          <draw:page-thumbnail draw:style-name="gr7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9" draw:text-style-name="P6" draw:layer="layout" svg:width="27cm" svg:height="1.691cm" svg:x="0.5cm" svg:y="2.588cm">
          <draw:text-box>
            <text:p><text:span text:style-name="T5">host <text:s text:c="3"/>all <text:s text:c="12"/>all <text:s text:c="12"/>127.0.0.1/32 <text:s text:c="11"/>md5</text:span></text:p>
            <text:p><text:span text:style-name="T5">host <text:s text:c="3"/>all <text:s text:c="12"/>all <text:s text:c="12"/>client_ip/24 <text:s text:c="11"/>md5</text:span></text:p>
          </draw:text-box>
        </draw:frame>
        <draw:frame draw:style-name="gr10" draw:text-style-name="P1" draw:layer="layout" svg:width="2cm" svg:height="2.22cm" svg:x="-0.5cm" svg:y="16.28cm">
          <draw:image xlink:href="Pictures/10000201000002D20000032053C623D2.png" xlink:type="simple" xlink:show="embed" xlink:actuate="onLoad">
            <text:p/>
          </draw:image>
        </draw:frame>
        <draw:frame draw:style-name="gr10" draw:text-style-name="P1" draw:layer="layout" svg:width="3cm" svg:height="3.19cm" svg:x="12.6cm" svg:y="11.2cm">
          <draw:image xlink:href="Pictures/10000201000001460000015B06BD179E.png" xlink:type="simple" xlink:show="embed" xlink:actuate="onLoad">
            <text:p/>
          </draw:image>
        </draw:frame>
        <draw:frame draw:style-name="gr10" draw:text-style-name="P1" draw:layer="layout" svg:width="4cm" svg:height="4cm" svg:x="5.5cm" svg:y="10cm">
          <draw:image xlink:href="Pictures/1000020100000100000001007CFE96E3.png" xlink:type="simple" xlink:show="embed" xlink:actuate="onLoad">
            <text:p/>
          </draw:image>
        </draw:frame>
        <draw:frame draw:style-name="gr10" draw:text-style-name="P1" draw:layer="layout" svg:width="3cm" svg:height="2.4cm" svg:x="10.35cm" svg:y="14.7cm">
          <draw:image xlink:href="Pictures/100000000000011C000000E3D9F7D1C8.jpg" xlink:type="simple" xlink:show="embed" xlink:actuate="onLoad">
            <text:p/>
          </draw:image>
        </draw:frame>
        <draw:frame draw:style-name="gr10" draw:text-style-name="P1" draw:layer="layout" svg:width="3cm" svg:height="2.93cm" svg:x="10.5cm" svg:y="8.07cm">
          <draw:image xlink:href="Pictures/100002010000018B0000018289A92411.png" xlink:type="simple" xlink:show="embed" xlink:actuate="onLoad">
            <text:p/>
          </draw:image>
        </draw:frame>
        <draw:line draw:style-name="gr11" draw:text-style-name="P1" draw:layer="layout" svg:x1="8.7cm" svg:y1="10.4cm" svg:x2="10.2cm" svg:y2="9.4cm">
          <text:p/>
        </draw:line>
        <draw:line draw:style-name="gr11" draw:text-style-name="P1" draw:layer="layout" svg:x1="9.5cm" svg:y1="12cm" svg:x2="12cm" svg:y2="12cm">
          <text:p/>
        </draw:line>
        <draw:line draw:style-name="gr11" draw:text-style-name="P1" draw:layer="layout" svg:x1="8.5cm" svg:y1="14.5cm" svg:x2="10cm" svg:y2="15.5cm">
          <text:p/>
        </draw:line>
        <draw:frame draw:style-name="gr4" draw:layer="layout" svg:width="5cm" svg:height="0.962cm" svg:x="5.5cm" svg:y="13.7cm">
          <draw:text-box>
            <text:p>SERVER DB</text:p>
          </draw:text-box>
        </draw:frame>
        <presentation:notes draw:style-name="dp2">
          <draw:page-thumbnail draw:style-name="gr7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o </meta:initial-creator>
    <meta:creation-date>2012-12-14T18:19:50</meta:creation-date>
    <meta:editing-duration>PT4H23M56S</meta:editing-duration>
    <meta:editing-cycles>5</meta:editing-cycles>
    <meta:generator>LibreOffice/3.5$Linux_X86_64 LibreOffice_project/350m1$Build-2</meta:generator>
    <dc:date>2012-12-28T16:47:12</dc:date>
    <dc:creator>roberto </dc:creator>
    <meta:document-statistic meta:object-count="72"/>
  </office:meta>
</office:document-meta>
</file>